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00d7" officeooo:paragraph-rsid="001900d7" style:font-size-asian="14pt" style:font-size-complex="14pt"/>
    </style:style>
    <style:style style:name="P2" style:family="paragraph" style:parent-style-name="Text_20_body">
      <style:text-properties officeooo:rsid="001900d7" officeooo:paragraph-rsid="001900d7"/>
    </style:style>
    <style:style style:name="P3" style:family="paragraph" style:parent-style-name="Text_20_body">
      <style:text-properties officeooo:paragraph-rsid="001900d7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4pt" officeooo:paragraph-rsid="001900d7" style:font-size-asian="14pt" style:font-size-complex="14pt"/>
    </style:style>
    <style:style style:name="P6" style:family="paragraph" style:parent-style-name="Heading_20_4">
      <style:text-properties officeooo:rsid="001900d7" officeooo:paragraph-rsid="001900d7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4"><text:span text:style-name="Strong_20_Emphasis"><text:span text:style-name="T1">How to choose the threshold?</text:span></text:span></text:h>
      <text:p text:style-name="P2"><text:span text:style-name="Strong_20_Emphasis"><text:span text:style-name="T1"/></text:span></text:p>
      <text:p text:style-name="Text_20_body"><text:bookmark text:name="e8a2"/><text:span text:style-name="T1">We can convert the probabilities from a logistic regression model to predictions using a threshold value,</text:span><text:span text:style-name="Strong_20_Emphasis"><text:span text:style-name="T1"> t</text:span></text:span><text:span text:style-name="T1">. If the probability is greater than this threshold value, </text:span><text:span text:style-name="Strong_20_Emphasis"><text:span text:style-name="T1">t</text:span></text:span><text:span text:style-name="T1">, we predict it to be as positive result and if the probability of is less than the threshold value, </text:span><text:span text:style-name="Strong_20_Emphasis"><text:span text:style-name="T1">t</text:span></text:span><text:span text:style-name="T1">, then we predict it as negative result.</text:span></text:p>
      <text:p text:style-name="P4"/>
      <text:p text:style-name="Text_20_body"><text:bookmark text:name="06ea"/><text:span text:style-name="Strong_20_Emphasis"><text:span text:style-name="T1">How to select the value for t:</text:span></text:span></text:p>
      <text:p text:style-name="P5"/>
      <text:p text:style-name="P3"><text:bookmark text:name="1a0a"/><text:span text:style-name="T1">The threshold value, </text:span><text:span text:style-name="Strong_20_Emphasis"><text:span text:style-name="T1">t</text:span></text:span><text:span text:style-name="T1">, is often selected based on which errors are better.This would imply that </text:span><text:span text:style-name="Strong_20_Emphasis"><text:span text:style-name="T1">t</text:span></text:span><text:span text:style-name="T1"> would be best for no errors but it’s rare to have a model that predicts perfectly,</text:span></text:p>
      <text:p text:style-name="P4"><text:bookmark text:name="6d5a"/>There are two types of errors that this model can make:</text:p>
      <text:p text:style-name="P4"><text:line-break/>1. where model predicts 1, but the actual outcome is 0,</text:p>
      <text:p text:style-name="P4"><text:bookmark text:name="75e9"/>2. Where model predicts 0, but the actual outcome is 1.</text:p>
      <text:p text:style-name="P4">You can try different threshold values and finally choose the one which give the best resul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50:09.055525296</meta:creation-date>
    <dc:date>2019-02-13T16:50:58.380815370</dc:date>
    <meta:editing-duration>PT49S</meta:editing-duration>
    <meta:editing-cycles>1</meta:editing-cycles>
    <meta:document-statistic meta:table-count="0" meta:image-count="0" meta:object-count="0" meta:page-count="1" meta:paragraph-count="8" meta:word-count="148" meta:character-count="808" meta:non-whitespace-character-count="667"/>
    <meta:generator>LibreOffice/5.1.6.2$Linux_X86_64 LibreOffice_project/10m0$Build-2</meta:generator>
  </office:meta>
</office:document-meta>
</file>